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SmileEncoder.Jackson2Smile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SmileEncoder.getStreamingMediaTypeSeparator(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2SmileEncoder.Jackson2SmileEncoder( ObjectMapper mapper ,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